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717in" svg:height="4.1516in" svg:x="7.7937in" svg:y="1.3661in">
            <draw:object draw:notify-on-update-of-ranges="Sheet1.A14:Sheet1.A18 Sheet1.C14:Sheet1.C14 Sheet1.C15:Sheet1.C19 Sheet1.A14:Sheet1.A18 Sheet1.C5:Sheet1.C5 Sheet1.C6:Sheet1.C10 Sheet1.A14:Sheet1.A18 Sheet1.D14:Sheet1.D14 Sheet1.D15:Sheet1.D19 Sheet1.A14:Sheet1.A18 Sheet1.D5:Sheet1.D5 Sheet1.D6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recuencia (MHz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Xcalc</text:p>
          </table:table-cell>
          <table:table-cell office:value-type="string" calcext:value-type="string">
            <text:p>ang calc</text:p>
          </table:table-cell>
          <table:table-cell office:value-type="string" calcext:value-type="string">
            <text:p>C nF</text:p>
          </table:table-cell>
          <table:table-cell office:value-type="string" calcext:value-type="string">
            <text:p>L nH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ctanci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*PI()*[.A6]*1000000" office:value-type="float" office:value="3141592.65358979" calcext:value-type="float">
            <text:p>3141592.65358979</text:p>
          </table:table-cell>
          <table:table-cell table:formula="of:=SQRT(([.H6])^2+([.G6])^2)" office:value-type="float" office:value="14.4340500431913" calcext:value-type="float">
            <text:p>14.4340500432</text:p>
          </table:table-cell>
          <table:table-cell table:formula="of:=ATAN([.H6]/[.G6])*180/PI( )" office:value-type="float" office:value="-88.8090680313802" calcext:value-type="float">
            <text:p>-88.80906803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6]*[.F6]/1000000000-1/([.B6]*[.E6])*1000000000" office:value-type="float" office:value="-14.4309320783292" calcext:value-type="float">
            <text:p>-14.4309320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7]*1000000" office:value-type="float" office:value="37699111.8430775" calcext:value-type="float">
            <text:p>37699111.8430775</text:p>
          </table:table-cell>
          <table:table-cell table:formula="of:=SQRT(([.H7])^2+([.G7])^2)" office:value-type="float" office:value="0.810867420721905" calcext:value-type="float">
            <text:p>0.8108674207</text:p>
          </table:table-cell>
          <table:table-cell table:formula="of:=ATAN([.H7]/[.G7])*180/PI( )" office:value-type="float" office:value="-68.2859757836385" calcext:value-type="float">
            <text:p>-68.285975783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7]*[.F7]/1000000000-1/([.B7]*[.E7])*1000000000" office:value-type="float" office:value="-0.753329923730762" calcext:value-type="float">
            <text:p>-0.7533299237</text:p>
          </table:table-cell>
        </table:table-row>
        <table:table-row table:style-name="ro1">
          <table:table-cell office:value-type="float" office:value="9.08854" calcext:value-type="float">
            <text:p>9.08854</text:p>
          </table:table-cell>
          <table:table-cell table:formula="of:=2*PI()*[.A8]*1000000" office:value-type="float" office:value="57104980.991714" calcext:value-type="float">
            <text:p>57104980.991714</text:p>
          </table:table-cell>
          <table:table-cell table:formula="of:=SQRT(([.H8])^2+([.G8])^2)" office:value-type="float" office:value="0.319780306865995" calcext:value-type="float">
            <text:p>0.3197803069</text:p>
          </table:table-cell>
          <table:table-cell table:formula="of:=ATAN([.H8]/[.G8])*180/PI( )" office:value-type="float" office:value="-20.2578221633015" calcext:value-type="float">
            <text:p>-20.257822163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8]*[.F8]/1000000000-1/([.B8]*[.E8])*1000000000" office:value-type="float" office:value="-0.110722376506784" calcext:value-type="float">
            <text:p>-0.1107223765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table:formula="of:=2*PI()*[.A9]*1000000" office:value-type="float" office:value="93305301.8116169" calcext:value-type="float">
            <text:p>93305301.8116169</text:p>
          </table:table-cell>
          <table:table-cell table:formula="of:=SQRT(([.H9])^2+([.G9])^2)" office:value-type="float" office:value="0.700044082800176" calcext:value-type="float">
            <text:p>0.7000440828</text:p>
          </table:table-cell>
          <table:table-cell table:formula="of:=ATAN([.H9]/[.G9])*180/PI( )" office:value-type="float" office:value="64.6247778869521" calcext:value-type="float">
            <text:p>64.62477788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9]*[.F9]/1000000000-1/([.B9]*[.E9])*1000000000" office:value-type="float" office:value="0.632504322407002" calcext:value-type="float">
            <text:p>0.6325043224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table:formula="of:=2*PI()*[.A10]*1000000" office:value-type="float" office:value="554805262.623957" calcext:value-type="float">
            <text:p>554805262.623957</text:p>
          </table:table-cell>
          <table:table-cell table:formula="of:=SQRT(([.H10])^2+([.G10])^2)" office:value-type="float" office:value="6.58257410750355" calcext:value-type="float">
            <text:p>6.5825741075</text:p>
          </table:table-cell>
          <table:table-cell table:formula="of:=ATAN([.H10]/[.G10])*180/PI( )" office:value-type="float" office:value="87.3878471389707" calcext:value-type="float">
            <text:p>87.3878471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10]*[.F10]/1000000000-1/([.B10]*[.E10])*1000000000" office:value-type="float" office:value="6.57573432255107" calcext:value-type="float">
            <text:p>6.575734322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Xmed</text:p>
          </table:table-cell>
          <table:table-cell office:value-type="string" calcext:value-type="string">
            <text:p>ang med</text:p>
          </table:table-cell>
          <table:table-cell table:number-columns-repeated="4"/>
        </table:table-row>
        <table:table-row table:style-name="ro1">
          <table:table-cell office:value-type="float" office:value="6000000" calcext:value-type="float">
            <text:p>600000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-90" calcext:value-type="float">
            <text:p>-90</text:p>
          </table:table-cell>
          <table:table-cell table:number-columns-repeated="4"/>
        </table:table-row>
        <table:table-row table:style-name="ro1">
          <table:table-cell office:value-type="float" office:value="9088540" calcext:value-type="float">
            <text:p>90885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office:value-type="float" office:value="14850000" calcext:value-type="float">
            <text:p>1485000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300000" calcext:value-type="float">
            <text:p>8830000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Cmed</text:p>
          </table:table-cell>
          <table:table-cell office:value-type="string" calcext:value-type="string">
            <text:p>Cs uF</text:p>
          </table:table-cell>
          <table:table-cell office:value-type="string" calcext:value-type="string">
            <text:p>Ls nHy</text:p>
          </table:table-cell>
          <table:table-cell office:value-type="string" calcext:value-type="string">
            <text:p>Xmed</text:p>
          </table:table-cell>
          <table:table-cell office:value-type="string" calcext:value-type="string">
            <text:p>Xcal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22]" office:value-type="float" office:value="75.398223686155" calcext:value-type="float">
            <text:p>75.3982236862</text:p>
          </table:table-cell>
          <table:table-cell table:number-columns-repeated="2"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2]*[.C22])*1000000" office:value-type="float" office:value="64.0411005520261" calcext:value-type="float">
            <text:p>64.041100552</text:p>
          </table:table-cell>
          <table:table-cell table:formula="of:=[.B22]*[.E22]/1000000000-1000000/([.B22]*[.D22])" office:value-type="float" office:value="-64.0410917545614" calcext:value-type="float">
            <text:p>-64.041091754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PI()*[.A23]" office:value-type="float" office:value="753.98223686155" calcext:value-type="float">
            <text:p>753.9822368616</text:p>
          </table:table-cell>
          <table:table-cell office:value-type="float" office:value="198.7" calcext:value-type="float">
            <text:p>198.7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3]*[.C23])*1000000" office:value-type="float" office:value="6.67484243800937" calcext:value-type="float">
            <text:p>6.674842438</text:p>
          </table:table-cell>
          <table:table-cell table:formula="of:=[.B23]*[.E23]/1000000000-1000000/([.B23]*[.D23])" office:value-type="float" office:value="-6.40402208055522" calcext:value-type="float">
            <text:p>-6.404022080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*PI()*[.A24]" office:value-type="float" office:value="3141.59265358979" calcext:value-type="float">
            <text:p>3141.5926535898</text:p>
          </table:table-cell>
          <table:table-cell office:value-type="float" office:value="190.1" calcext:value-type="float">
            <text:p>190.1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4]*[.C24])*1000000" office:value-type="float" office:value="1.67443390943604" calcext:value-type="float">
            <text:p>1.6744339094</text:p>
          </table:table-cell>
          <table:table-cell table:formula="of:=[.B24]*[.E24]/1000000000-1000000/([.B24]*[.D24])" office:value-type="float" office:value="-1.53661985221781" calcext:value-type="float">
            <text:p>-1.53661985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25]" office:value-type="float" office:value="6283.18530717959" calcext:value-type="float">
            <text:p>6283.1853071796</text:p>
          </table:table-cell>
          <table:table-cell office:value-type="float" office:value="186.1" calcext:value-type="float">
            <text:p>186.1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5]*[.C25])*1000000" office:value-type="float" office:value="0.855211945684553" calcext:value-type="float">
            <text:p>0.8552119457</text:p>
          </table:table-cell>
          <table:table-cell table:formula="of:=[.B25]*[.E25]/1000000000-1000000/([.B25]*[.D25])" office:value-type="float" office:value="-0.767760084562672" calcext:value-type="float">
            <text:p>-0.767760084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26]" office:value-type="float" office:value="62831.8530717959" calcext:value-type="float">
            <text:p>62831.8530717959</text:p>
          </table:table-cell>
          <table:table-cell office:value-type="float" office:value="153.82" calcext:value-type="float">
            <text:p>153.82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6]*[.C26])*1000000" office:value-type="float" office:value="0.103468302621178" calcext:value-type="float">
            <text:p>0.1034683026</text:p>
          </table:table-cell>
          <table:table-cell table:formula="of:=[.B26]*[.E26]/1000000000-1000000/([.B26]*[.D26])" office:value-type="float" office:value="-0.0695181000460142" calcext:value-type="float">
            <text:p>-0.069518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27]" office:value-type="float" office:value="125663.706143592" calcext:value-type="float">
            <text:p>125663.706143592</text:p>
          </table:table-cell>
          <table:table-cell office:value-type="float" office:value="126.36" calcext:value-type="float">
            <text:p>126.36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7]*[.C27])*1000000" office:value-type="float" office:value="0.0629767897641245" calcext:value-type="float">
            <text:p>0.0629767898</text:p>
          </table:table-cell>
          <table:table-cell table:formula="of:=[.B27]*[.E27]/1000000000-1000000/([.B27]*[.D27])" office:value-type="float" office:value="-0.0237622190983814" calcext:value-type="float">
            <text:p>-0.023762219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28]" office:value-type="float" office:value="251327.412287183" calcext:value-type="float">
            <text:p>251327.412287183</text:p>
          </table:table-cell>
          <table:table-cell office:value-type="float" office:value="78.31" calcext:value-type="float">
            <text:p>78.31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8]*[.C28])*1000000" office:value-type="float" office:value="0.0508092654488237" calcext:value-type="float">
            <text:p>0.0508092654</text:p>
          </table:table-cell>
          <table:table-cell table:formula="of:=[.B28]*[.E28]/1000000000-1000000/([.B28]*[.D28])" office:value-type="float" office:value="0.0101125523000607" calcext:value-type="float">
            <text:p>0.010112552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29]" office:value-type="float" office:value="314159.265358979" calcext:value-type="float">
            <text:p>314159.265358979</text:p>
          </table:table-cell>
          <table:table-cell office:value-type="float" office:value="61.13" calcext:value-type="float">
            <text:p>61.13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29]*[.C29])*1000000" office:value-type="float" office:value="0.0520709776188108" calcext:value-type="float">
            <text:p>0.0520709776</text:p>
          </table:table-cell>
          <table:table-cell table:formula="of:=[.B29]*[.E29]/1000000000-1000000/([.B29]*[.D29])" office:value-type="float" office:value="0.0212862389495994" calcext:value-type="float">
            <text:p>0.0212862389</text:p>
          </table:table-cell>
          <table:table-cell/>
        </table:table-row>
        <table:table-row table:style-name="ro1">
          <table:table-cell office:value-type="float" office:value="66666" calcext:value-type="float">
            <text:p>66666</text:p>
          </table:table-cell>
          <table:table-cell table:formula="of:=2*PI()*[.A30]" office:value-type="float" office:value="418874.831688434" calcext:value-type="float">
            <text:p>418874.831688434</text:p>
          </table:table-cell>
          <table:table-cell office:value-type="float" office:value="41.44" calcext:value-type="float">
            <text:p>41.44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30]*[.C30])*1000000" office:value-type="float" office:value="0.0576097495139631" calcext:value-type="float">
            <text:p>0.0576097495</text:p>
          </table:table-cell>
          <table:table-cell table:formula="of:=[.B30]*[.E30]/1000000000-1000000/([.B30]*[.D30])" office:value-type="float" office:value="0.0373468019869081" calcext:value-type="float">
            <text:p>0.03734680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31]" office:value-type="float" office:value="628318.530717959" calcext:value-type="float">
            <text:p>628318.530717959</text:p>
          </table:table-cell>
          <table:table-cell office:value-type="float" office:value="21.71" calcext:value-type="float">
            <text:p>21.71</text:p>
          </table:table-cell>
          <table:table-cell office:value-type="float" office:value="207.1" calcext:value-type="float">
            <text:p>207.1</text:p>
          </table:table-cell>
          <table:table-cell office:value-type="float" office:value="116.68" calcext:value-type="float">
            <text:p>116.68</text:p>
          </table:table-cell>
          <table:table-cell table:formula="of:=1/([.B31]*[.C31])*1000000" office:value-type="float" office:value="0.0733095085637473" calcext:value-type="float">
            <text:p>0.0733095086</text:p>
          </table:table-cell>
          <table:table-cell table:formula="of:=[.B31]*[.E31]/1000000000-1000000/([.B31]*[.D31])" office:value-type="float" office:value="0.0656272740979283" calcext:value-type="float">
            <text:p>0.06562727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11:32:27.710490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12:52.047592747</meta:creation-date>
    <dc:date>2014-06-28T12:00:37.776529486</dc:date>
    <meta:editing-duration>PT36M59S</meta:editing-duration>
    <meta:editing-cycles>7</meta:editing-cycles>
    <meta:generator>LibreOffice/4.2.4.2$Linux_X86_64 LibreOffice_project/420$Build-2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57cm" svg:height="10.546cm" xlink:href=".." xlink:type="simple" chart:class="chart:scatter" chart:style-name="ch1">
        <chart:title svg:x="9.832cm" svg:y="0.346cm" chart:style-name="ch2">
          <text:p>BLA </text:p>
        </chart:title>
        <chart:subtitle svg:x="10.056cm" svg:y="1.335cm" chart:style-name="ch3">
          <text:p>bla</text:p>
        </chart:subtitle>
        <chart:legend svg:x="12.426cm" svg:y="0.244cm" style:legend-expansion="custom" chartooo:width="7.168cm" chartooo:height="2.797cm" style:legend-expansion-aspect-ratio="2.56274579907043" chart:style-name="ch4"/>
        <chart:plot-area chart:style-name="ch5" table:cell-range-address="Sheet1.A14:Sheet1.A18 Sheet1.C14:Sheet1.D19 Sheet1.C5:Sheet1.D10" chart:data-source-has-labels="row" svg:x="2.356cm" svg:y="2.809cm" svg:width="16.646cm" svg:height="6.79cm">
          <chartooo:coordinate-region svg:x="2.977cm" svg:y="3.008cm" svg:width="15.112cm" svg:height="5.944cm"/>
          <chart:axis chart:dimension="x" chart:name="primary-x" chart:style-name="ch6">
            <chart:title svg:x="9.921cm" svg:y="9.809cm" chart:style-name="ch7">
              <text:p>frequency</text:p>
            </chart:title>
            <chart:grid chart:style-name="ch8" chart:class="major"/>
          </chart:axis>
          <chart:axis chart:dimension="y" chart:name="primary-y" chart:style-name="ch9">
            <chart:title svg:x="1.381cm" svg:y="7.081cm" chart:style-name="ch10">
              <text:p>impedance</text:p>
            </chart:title>
            <chart:grid chart:style-name="ch8" chart:class="major"/>
          </chart:axis>
          <chart:axis chart:dimension="y" chart:name="secondary-y" chart:style-name="ch11">
            <chart:title svg:x="19.417cm" svg:y="6.671cm" chart:style-name="ch10">
              <text:p>Angle</text:p>
            </chart:title>
          </chart:axis>
          <chart:series chart:attached-axis="primary-y" chart:style-name="ch12" chart:values-cell-range-address="Sheet1.C15:Sheet1.C19" chart:label-cell-address="Sheet1.C14:Sheet1.C14" chart:class="chart:scatter">
            <chart:domain table:cell-range-address="Sheet1.A14:Sheet1.A18"/>
            <chart:data-point chart:repeated="5"/>
          </chart:series>
          <chart:series chart:attached-axis="primary-y" chart:style-name="ch13" chart:values-cell-range-address="Sheet1.C6:Sheet1.C10" chart:label-cell-address="Sheet1.C5:Sheet1.C5" chart:class="chart:scatter">
            <chart:data-point chart:repeated="5"/>
          </chart:series>
          <chart:series chart:attached-axis="secondary-y" chart:style-name="ch14" chart:values-cell-range-address="Sheet1.D15:Sheet1.D19" chart:label-cell-address="Sheet1.D14:Sheet1.D14" chart:class="chart:scatter">
            <chart:data-point chart:repeated="5"/>
          </chart:series>
          <chart:series chart:attached-axis="secondary-y" chart:style-name="ch15" chart:values-cell-range-address="Sheet1.D6:Sheet1.D10" chart:label-cell-address="Sheet1.D5:Sheet1.D5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med</text:p>
                <draw:g>
                  <svg:desc>Sheet1.C14:Sheet1.C14</svg:desc>
                </draw:g>
              </table:table-cell>
              <table:table-cell office:value-type="string">
                <text:p>Xcalc</text:p>
                <draw:g>
                  <svg:desc>Sheet1.C5:Sheet1.C5</svg:desc>
                </draw:g>
              </table:table-cell>
              <table:table-cell office:value-type="string">
                <text:p>ang med</text:p>
                <draw:g>
                  <svg:desc>Sheet1.D14:Sheet1.D14</svg:desc>
                </draw:g>
              </table:table-cell>
              <table:table-cell office:value-type="string">
                <text:p>ang calc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Sheet1.A14:Sheet1.A18</svg:desc>
                </draw:g>
              </table:table-cell>
              <table:table-cell office:value-type="float" office:value="14.5">
                <text:p>14.5</text:p>
                <draw:g>
                  <svg:desc>Sheet1.C15:Sheet1.C19</svg:desc>
                </draw:g>
              </table:table-cell>
              <table:table-cell office:value-type="float" office:value="14.4340500431913">
                <text:p>14.4340500431913</text:p>
                <draw:g>
                  <svg:desc>Sheet1.C6:Sheet1.C10</svg:desc>
                </draw:g>
              </table:table-cell>
              <table:table-cell office:value-type="float" office:value="-90">
                <text:p>-90</text:p>
                <draw:g>
                  <svg:desc>Sheet1.D15:Sheet1.D19</svg:desc>
                </draw:g>
              </table:table-cell>
              <table:table-cell office:value-type="float" office:value="-88.8090680313802">
                <text:p>-88.8090680313802</text:p>
                <draw:g>
                  <svg:desc>Sheet1.D6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00">
                <text:p>6000000</text:p>
              </table:table-cell>
              <table:table-cell office:value-type="float" office:value="1">
                <text:p>1</text:p>
              </table:table-cell>
              <table:table-cell office:value-type="float" office:value="0.810867420721905">
                <text:p>0.810867420721905</text:p>
              </table:table-cell>
              <table:table-cell office:value-type="float" office:value="-45">
                <text:p>-45</text:p>
              </table:table-cell>
              <table:table-cell office:value-type="float" office:value="-68.2859757836385">
                <text:p>-68.2859757836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88540">
                <text:p>9088540</text:p>
              </table:table-cell>
              <table:table-cell office:value-type="float" office:value="0.8">
                <text:p>0.8</text:p>
              </table:table-cell>
              <table:table-cell office:value-type="float" office:value="0.319780306865995">
                <text:p>0.319780306865995</text:p>
              </table:table-cell>
              <table:table-cell office:value-type="float" office:value="0">
                <text:p>0</text:p>
              </table:table-cell>
              <table:table-cell office:value-type="float" office:value="-20.2578221633015">
                <text:p>-20.2578221633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0000">
                <text:p>14850000</text:p>
              </table:table-cell>
              <table:table-cell office:value-type="float" office:value="1.2">
                <text:p>1.2</text:p>
              </table:table-cell>
              <table:table-cell office:value-type="float" office:value="0.700044082800176">
                <text:p>0.700044082800176</text:p>
              </table:table-cell>
              <table:table-cell office:value-type="float" office:value="45">
                <text:p>45</text:p>
              </table:table-cell>
              <table:table-cell office:value-type="float" office:value="64.6247778869521">
                <text:p>64.6247778869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300000">
                <text:p>88300000</text:p>
              </table:table-cell>
              <table:table-cell office:value-type="float" office:value="6.6">
                <text:p>6.6</text:p>
              </table:table-cell>
              <table:table-cell office:value-type="float" office:value="6.58257410750355">
                <text:p>6.58257410750355</text:p>
              </table:table-cell>
              <table:table-cell office:value-type="float" office:value="90">
                <text:p>90</text:p>
              </table:table-cell>
              <table:table-cell office:value-type="float" office:value="87.3878471389707">
                <text:p>87.3878471389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